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Heading_20_2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P38" style:family="paragraph" style:parent-style-name="Standard">
      <style:paragraph-properties fo:break-before="auto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margin-top="0cm" fo:margin-bottom="0cm" style:writing-mode="lr-tb"/>
    </style:style>
    <style:style style:name="T44_1" style:family="text"/>
    <style:style style:name="P45" style:family="paragraph" style:parent-style-name="Standard">
      <style:paragraph-properties fo:break-before="auto" style:writing-mode="lr-tb"/>
    </style:style>
    <style:style style:name="P46" style:family="paragraph" style:parent-style-name="Heading_20_2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P90" style:family="paragraph" style:parent-style-name="Standard">
      <style:paragraph-properties fo:break-before="auto" fo:margin-top="0cm" fo:margin-bottom="0cm" style:writing-mode="lr-tb"/>
    </style:style>
    <style:style style:name="T90_1" style:family="text"/>
    <style:style style:name="P91" style:family="paragraph" style:parent-style-name="Standard">
      <style:paragraph-properties fo:break-before="auto" style:writing-mode="lr-tb"/>
    </style:style>
    <style:style style:name="P92" style:family="paragraph" style:parent-style-name="Standard">
      <style:paragraph-properties fo:break-before="auto" style:writing-mode="lr-tb"/>
    </style:style>
    <style:style style:name="P93" style:family="paragraph" style:parent-style-name="Standard">
      <style:paragraph-properties fo:break-before="auto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P114" style:family="paragraph" style:parent-style-name="Standard">
      <style:paragraph-properties fo:break-before="auto" fo:margin-top="0cm" fo:margin-bottom="0cm" style:writing-mode="lr-tb"/>
    </style:style>
    <style:style style:name="T114_1" style:family="text"/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Heading_20_2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P117" style:family="paragraph" style:parent-style-name="Standard">
      <style:paragraph-properties fo:break-before="auto" style:writing-mode="lr-tb"/>
    </style:style>
    <style:style style:name="P118" style:family="paragraph" style:parent-style-name="Standard">
      <style:paragraph-properties fo:break-before="auto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P122" style:family="paragraph" style:parent-style-name="Standard">
      <style:paragraph-properties fo:break-before="auto" fo:margin-top="0cm" fo:margin-bottom="0cm" style:writing-mode="lr-tb"/>
    </style:style>
    <style:style style:name="T122_1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style:writing-mode="lr-tb"/>
    </style:style>
    <style:style style:name="T124_1" style:family="text"/>
    <style:style style:name="P125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lr1szwg8zwpb"/><text:bookmark-end text:name="h.lr1szwg8zwpb"/><text:span text:style-name="T1_1">Basic</text:span><text:span text:style-name="T1_2"><text:s/></text:span><text:span text:style-name="T1_3">Prototype</text:span><text:span text:style-name="T1_4"><text:s/></text:span><text:span text:style-name="T1_5">Questions</text:span><text:span text:style-name="T1_6">:</text:span></text:h>
      <text:p text:style-name="P2"/>
      <text:p text:style-name="P3"><text:span text:style-name="T3_1">Is</text:span><text:span text:style-name="T3_2"><text:s/></text:span><text:span text:style-name="T3_3">the</text:span><text:span text:style-name="T3_4"><text:s/></text:span><text:span text:style-name="T3_5">combat</text:span><text:span text:style-name="T3_6"><text:s/></text:span><text:span text:style-name="T3_7">fun</text:span><text:span text:style-name="T3_8">?</text:span></text:p>
      <text:p text:style-name="P4"/>
      <text:p text:style-name="P5"><text:span text:style-name="T5_1">Does</text:span><text:span text:style-name="T5_2"><text:s/></text:span><text:span text:style-name="T5_3">the</text:span><text:span text:style-name="T5_4"><text:s/></text:span><text:span text:style-name="T5_5">player</text:span><text:span text:style-name="T5_6"><text:s/></text:span><text:span text:style-name="T5_7">want</text:span><text:span text:style-name="T5_8"><text:s/></text:span><text:span text:style-name="T5_9">to</text:span><text:span text:style-name="T5_10"><text:s/></text:span><text:span text:style-name="T5_11">keep</text:span><text:span text:style-name="T5_12"><text:s/></text:span><text:span text:style-name="T5_13">playing</text:span><text:span text:style-name="T5_14">?</text:span></text:p>
      <text:p text:style-name="P6"/>
      <text:p text:style-name="P7"><text:span text:style-name="T7_1">Is</text:span><text:span text:style-name="T7_2"><text:s/></text:span><text:span text:style-name="T7_3">the</text:span><text:span text:style-name="T7_4"><text:s/></text:span><text:span text:style-name="T7_5">platforming</text:span><text:span text:style-name="T7_6"><text:s/></text:span><text:span text:style-name="T7_7">in</text:span><text:span text:style-name="T7_8"><text:s/></text:span><text:span text:style-name="T7_9">the</text:span><text:span text:style-name="T7_10"><text:s/></text:span><text:span text:style-name="T7_11">way</text:span><text:span text:style-name="T7_12"><text:s/></text:span><text:span text:style-name="T7_13">of</text:span><text:span text:style-name="T7_14"><text:s/></text:span><text:span text:style-name="T7_15">the</text:span><text:span text:style-name="T7_16"><text:s/></text:span><text:span text:style-name="T7_17">game</text:span><text:span text:style-name="T7_18">?</text:span></text:p>
      <text:p text:style-name="P8"/>
      <text:p text:style-name="P9"><text:span text:style-name="T9_1">Can</text:span><text:span text:style-name="T9_2"><text:s/></text:span><text:span text:style-name="T9_3">players</text:span><text:span text:style-name="T9_4"><text:s/></text:span><text:span text:style-name="T9_5">team</text:span><text:span text:style-name="T9_6"><text:s/></text:span><text:span text:style-name="T9_7">up</text:span><text:span text:style-name="T9_8"><text:s/></text:span><text:span text:style-name="T9_9">effectively</text:span><text:span text:style-name="T9_10">?</text:span></text:p>
      <text:p text:style-name="P10"/>
      <text:p text:style-name="P11"><text:span text:style-name="T11_1">Does</text:span><text:span text:style-name="T11_2"><text:s/></text:span><text:span text:style-name="T11_3">the</text:span><text:span text:style-name="T11_4"><text:s/></text:span><text:span text:style-name="T11_5">mid</text:span><text:span text:style-name="T11_6"><text:s/></text:span><text:span text:style-name="T11_7">low</text:span><text:span text:style-name="T11_8"><text:s/></text:span><text:span text:style-name="T11_9">high</text:span><text:span text:style-name="T11_10"><text:s/></text:span><text:span text:style-name="T11_11">combat</text:span><text:span text:style-name="T11_12"><text:s/></text:span><text:span text:style-name="T11_13">style</text:span><text:span text:style-name="T11_14"><text:s/></text:span><text:span text:style-name="T11_15">impede</text:span><text:span text:style-name="T11_16">/</text:span><text:span text:style-name="T11_17">excite</text:span><text:span text:style-name="T11_18"><text:s/></text:span><text:span text:style-name="T11_19">players</text:span><text:span text:style-name="T11_20">?</text:span></text:p>
      <text:p text:style-name="P12"/>
      <text:p text:style-name="P13"><text:span text:style-name="T13_1">Is</text:span><text:span text:style-name="T13_2"><text:s/></text:span><text:span text:style-name="T13_3">the</text:span><text:span text:style-name="T13_4"><text:s/></text:span><text:span text:style-name="T13_5">platforming</text:span><text:span text:style-name="T13_6"><text:s/></text:span><text:span text:style-name="T13_7">a</text:span><text:span text:style-name="T13_8"><text:s/></text:span><text:span text:style-name="T13_9">needed</text:span><text:span text:style-name="T13_10">/</text:span><text:span text:style-name="T13_11">wanted</text:span><text:span text:style-name="T13_12"><text:s/></text:span><text:span text:style-name="T13_13">gameplay</text:span><text:span text:style-name="T13_14"><text:s/></text:span><text:span text:style-name="T13_15">element</text:span><text:span text:style-name="T13_16">?</text:span></text:p>
      <text:p text:style-name="P14"/>
      <text:p text:style-name="P15"><text:span text:style-name="T15_1">Is</text:span><text:span text:style-name="T15_2"><text:s/></text:span><text:span text:style-name="T15_3">there</text:span><text:span text:style-name="T15_4"><text:s/></text:span><text:span text:style-name="T15_5">room</text:span><text:span text:style-name="T15_6"><text:s/></text:span><text:span text:style-name="T15_7">for</text:span><text:span text:style-name="T15_8"><text:s/></text:span><text:span text:style-name="T15_9">innovation</text:span><text:span text:style-name="T15_10"><text:s/></text:span><text:span text:style-name="T15_11">and</text:span><text:span text:style-name="T15_12"><text:s/></text:span><text:span text:style-name="T15_13">creativity</text:span><text:span text:style-name="T15_14"><text:s/></text:span><text:span text:style-name="T15_15">in</text:span><text:span text:style-name="T15_16"><text:s/></text:span><text:span text:style-name="T15_17">combat</text:span><text:span text:style-name="T15_18">?</text:span></text:p>
      <text:p text:style-name="P16"/>
      <text:p text:style-name="P17"><text:span text:style-name="T17_1">Does</text:span><text:span text:style-name="T17_2"><text:s/></text:span><text:span text:style-name="T17_3">the</text:span><text:span text:style-name="T17_4"><text:s/></text:span><text:span text:style-name="T17_5">combat</text:span><text:span text:style-name="T17_6"><text:s/></text:span><text:span text:style-name="T17_7">overwhelm</text:span><text:span text:style-name="T17_8"><text:s/></text:span><text:span text:style-name="T17_9">the</text:span><text:span text:style-name="T17_10"><text:s/></text:span><text:span text:style-name="T17_11">players</text:span><text:span text:style-name="T17_12"><text:s/></text:span><text:span text:style-name="T17_13">with</text:span><text:span text:style-name="T17_14"><text:s/></text:span><text:span text:style-name="T17_15">information</text:span><text:span text:style-name="T17_16"><text:s/></text:span><text:span text:style-name="T17_17">and</text:span><text:span text:style-name="T17_18"><text:s/></text:span><text:span text:style-name="T17_19">choices</text:span><text:span text:style-name="T17_20">?</text:span></text:p>
      <text:p text:style-name="P18"><text:span text:style-name="T18_1"><text:line-break/></text:span><text:span text:style-name="T18_2">How</text:span><text:span text:style-name="T18_3"><text:s/></text:span><text:span text:style-name="T18_4">will</text:span><text:span text:style-name="T18_5"><text:s/></text:span><text:span text:style-name="T18_6">we</text:span><text:span text:style-name="T18_7"><text:s/></text:span><text:span text:style-name="T18_8">reward</text:span><text:span text:style-name="T18_9"><text:s/></text:span><text:span text:style-name="T18_10">explorers</text:span><text:span text:style-name="T18_11">?</text:span></text:p>
      <text:h text:style-name="P19" text:outline-level="10"><text:bookmark-start text:name="h.uervyegrlwmq"/><text:bookmark-end text:name="h.uervyegrlwmq"/><text:span text:style-name="T19_1">Design</text:span><text:span text:style-name="T19_2"><text:s/></text:span><text:span text:style-name="T19_3">Questions</text:span></text:h>
      <text:list text:style-name="LS1" xml:id="list0">
        <text:list-item>
          <text:p text:style-name="P20"><text:span text:style-name="T20_1">Platforming</text:span></text:p>
          <text:list>
            <text:list-item>
              <text:p text:style-name="P21"><text:span text:style-name="T21_1">Can</text:span><text:span text:style-name="T21_2"><text:s/></text:span><text:span text:style-name="T21_3">players</text:span><text:span text:style-name="T21_4"><text:s/></text:span><text:span text:style-name="T21_5">jump</text:span><text:span text:style-name="T21_6">?</text:span></text:p>
            </text:list-item>
            <text:list-item>
              <text:p text:style-name="P22"><text:span text:style-name="T22_1">Is</text:span><text:span text:style-name="T22_2"><text:s/></text:span><text:span text:style-name="T22_3">the</text:span><text:span text:style-name="T22_4"><text:s/></text:span><text:span text:style-name="T22_5">camera</text:span><text:span text:style-name="T22_6"><text:s/></text:span><text:span text:style-name="T22_7">stationary</text:span><text:span text:style-name="T22_8">?</text:span></text:p>
            </text:list-item>
            <text:list-item>
              <text:p text:style-name="P23"><text:span text:style-name="T23_1">How</text:span><text:span text:style-name="T23_2"><text:s/></text:span><text:span text:style-name="T23_3">do</text:span><text:span text:style-name="T23_4"><text:s/></text:span><text:span text:style-name="T23_5">players</text:span><text:span text:style-name="T23_6"><text:s/></text:span><text:span text:style-name="T23_7">move</text:span><text:span text:style-name="T23_8"><text:s/></text:span><text:span text:style-name="T23_9">around</text:span><text:span text:style-name="T23_10"><text:s/></text:span><text:span text:style-name="T23_11">in</text:span><text:span text:style-name="T23_12"><text:s/></text:span><text:span text:style-name="T23_13">the</text:span><text:span text:style-name="T23_14"><text:s/></text:span><text:span text:style-name="T23_15">world</text:span><text:span text:style-name="T23_16">?</text:span></text:p>
            </text:list-item>
            <text:list-item>
              <text:p text:style-name="P24"><text:span text:style-name="T24_1">What</text:span><text:span text:style-name="T24_2"><text:s/></text:span><text:span text:style-name="T24_3">happens</text:span><text:span text:style-name="T24_4"><text:s/></text:span><text:span text:style-name="T24_5">when</text:span><text:span text:style-name="T24_6"><text:s/></text:span><text:span text:style-name="T24_7">a</text:span><text:span text:style-name="T24_8"><text:s/></text:span><text:span text:style-name="T24_9">player</text:span><text:span text:style-name="T24_10"><text:s/></text:span><text:span text:style-name="T24_11">meets</text:span><text:span text:style-name="T24_12"><text:s/></text:span><text:span text:style-name="T24_13">an</text:span><text:span text:style-name="T24_14"><text:s/></text:span><text:span text:style-name="T24_15">enemy</text:span><text:span text:style-name="T24_16">?</text:span></text:p>
            </text:list-item>
            <text:list-item>
              <text:p text:style-name="P25"><text:span text:style-name="T25_1">Can</text:span><text:span text:style-name="T25_2"><text:s/></text:span><text:span text:style-name="T25_3">players</text:span><text:span text:style-name="T25_4"><text:s/>“</text:span><text:span text:style-name="T25_5">fall</text:span><text:span text:style-name="T25_6"><text:s/></text:span><text:span text:style-name="T25_7">through</text:span><text:span text:style-name="T25_8">”<text:s/></text:span><text:span text:style-name="T25_9">elevated</text:span><text:span text:style-name="T25_10"><text:s/></text:span><text:span text:style-name="T25_11">terrain</text:span><text:span text:style-name="T25_12">?</text:span></text:p>
            </text:list-item>
            <text:list-item>
              <text:p text:style-name="P26"><text:span text:style-name="T26_1">Can</text:span><text:span text:style-name="T26_2"><text:s/></text:span><text:span text:style-name="T26_3">multiple</text:span><text:span text:style-name="T26_4"><text:s/></text:span><text:span text:style-name="T26_5">players</text:span><text:span text:style-name="T26_6"><text:s/></text:span><text:span text:style-name="T26_7">occupy</text:span><text:span text:style-name="T26_8"><text:s/></text:span><text:span text:style-name="T26_9">the</text:span><text:span text:style-name="T26_10"><text:s/></text:span><text:span text:style-name="T26_11">same</text:span><text:span text:style-name="T26_12"><text:s/></text:span><text:span text:style-name="T26_13">position</text:span><text:span text:style-name="T26_14"><text:s/></text:span><text:span text:style-name="T26_15">or</text:span><text:span text:style-name="T26_16"><text:s/></text:span><text:span text:style-name="T26_17">do</text:span><text:span text:style-name="T26_18"><text:s/></text:span><text:span text:style-name="T26_19">they</text:span><text:span text:style-name="T26_20"><text:s/></text:span><text:span text:style-name="T26_21">have</text:span><text:span text:style-name="T26_22"><text:s/></text:span><text:span text:style-name="T26_23">hitboxes</text:span><text:span text:style-name="T26_24">?</text:span></text:p>
            </text:list-item>
            <text:list-item>
              <text:p text:style-name="P27"><text:span text:style-name="T27_1">How</text:span><text:span text:style-name="T27_2"><text:s/></text:span><text:span text:style-name="T27_3">fast</text:span><text:span text:style-name="T27_4"><text:s/></text:span><text:span text:style-name="T27_5">can</text:span><text:span text:style-name="T27_6"><text:s/></text:span><text:span text:style-name="T27_7">players</text:span><text:span text:style-name="T27_8"><text:s/></text:span><text:span text:style-name="T27_9">move</text:span><text:span text:style-name="T27_10"><text:s/></text:span><text:span text:style-name="T27_11">around</text:span><text:span text:style-name="T27_12">?</text:span></text:p>
            </text:list-item>
            <text:list-item>
              <text:p text:style-name="P28"><text:span text:style-name="T28_1">What</text:span><text:span text:style-name="T28_2"><text:s/></text:span><text:span text:style-name="T28_3">happens</text:span><text:span text:style-name="T28_4"><text:s/></text:span><text:span text:style-name="T28_5">if</text:span><text:span text:style-name="T28_6"><text:s/></text:span><text:span text:style-name="T28_7">a</text:span><text:span text:style-name="T28_8"><text:s/></text:span><text:span text:style-name="T28_9">falling</text:span><text:span text:style-name="T28_10"><text:s/></text:span><text:span text:style-name="T28_11">player</text:span><text:span text:style-name="T28_12"><text:s/>“</text:span><text:span text:style-name="T28_13">lands</text:span><text:span text:style-name="T28_14">”<text:s/></text:span><text:span text:style-name="T28_15">on</text:span><text:span text:style-name="T28_16"><text:s/></text:span><text:span text:style-name="T28_17">an</text:span><text:span text:style-name="T28_18"><text:s/></text:span><text:span text:style-name="T28_19">enemy</text:span><text:span text:style-name="T28_20">?</text:span></text:p>
            </text:list-item>
            <text:list-item>
              <text:p text:style-name="P29"><text:span text:style-name="T29_1">Do</text:span><text:span text:style-name="T29_2"><text:s/></text:span><text:span text:style-name="T29_3">players</text:span><text:span text:style-name="T29_4"><text:s/></text:span><text:span text:style-name="T29_5">respawn</text:span><text:span text:style-name="T29_6"><text:s/></text:span><text:span text:style-name="T29_7">if</text:span><text:span text:style-name="T29_8"><text:s/></text:span><text:span text:style-name="T29_9">they</text:span><text:span text:style-name="T29_10"><text:s/></text:span><text:span text:style-name="T29_11">fall</text:span><text:span text:style-name="T29_12"><text:s/></text:span><text:span text:style-name="T29_13">into</text:span><text:span text:style-name="T29_14"><text:s/></text:span><text:span text:style-name="T29_15">a</text:span><text:span text:style-name="T29_16"><text:s/></text:span><text:span text:style-name="T29_17">pit</text:span><text:span text:style-name="T29_18">?<text:s/></text:span><text:span text:style-name="T29_19">If</text:span><text:span text:style-name="T29_20"><text:s/></text:span><text:span text:style-name="T29_21">so</text:span><text:span text:style-name="T29_22">,<text:s/></text:span><text:span text:style-name="T29_23">where</text:span><text:span text:style-name="T29_24"><text:s/></text:span><text:span text:style-name="T29_25">do</text:span><text:span text:style-name="T29_26"><text:s/></text:span><text:span text:style-name="T29_27">they</text:span><text:span text:style-name="T29_28"><text:s/></text:span><text:span text:style-name="T29_29">respawn</text:span><text:span text:style-name="T29_30">?</text:span></text:p>
            </text:list-item>
            <text:list-item>
              <text:p text:style-name="P30"><text:span text:style-name="T30_1">Will</text:span><text:span text:style-name="T30_2"><text:s/></text:span><text:span text:style-name="T30_3">there</text:span><text:span text:style-name="T30_4"><text:s/></text:span><text:span text:style-name="T30_5">be</text:span><text:span text:style-name="T30_6"><text:s/></text:span><text:span text:style-name="T30_7">environmental</text:span><text:span text:style-name="T30_8"><text:s/></text:span><text:span text:style-name="T30_9">hazards</text:span><text:span text:style-name="T30_10">?</text:span></text:p>
            </text:list-item>
          </text:list>
        </text:list-item>
        <text:list-item>
          <text:p text:style-name="P31"><text:span text:style-name="T31_1">Combat</text:span><text:span text:style-name="T31_2"><text:s/>(1</text:span><text:span text:style-name="T31_3">v</text:span><text:span text:style-name="T31_4">1)</text:span></text:p>
          <text:list>
            <text:list-item>
              <text:p text:style-name="P32"><text:span text:style-name="T32_1">Should</text:span><text:span text:style-name="T32_2"><text:s/></text:span><text:span text:style-name="T32_3">players</text:span><text:span text:style-name="T32_4"><text:s/></text:span><text:span text:style-name="T32_5">be</text:span><text:span text:style-name="T32_6"><text:s/></text:span><text:span text:style-name="T32_7">able</text:span><text:span text:style-name="T32_8"><text:s/></text:span><text:span text:style-name="T32_9">to</text:span><text:span text:style-name="T32_10"><text:s/></text:span><text:span text:style-name="T32_11">view</text:span><text:span text:style-name="T32_12"><text:s/></text:span><text:span text:style-name="T32_13">what</text:span><text:span text:style-name="T32_14"><text:s/></text:span><text:span text:style-name="T32_15">the</text:span><text:span text:style-name="T32_16"><text:s/></text:span><text:span text:style-name="T32_17">monster</text:span><text:span text:style-name="T32_18"><text:s/></text:span><text:span text:style-name="T32_19">is</text:span><text:span text:style-name="T32_20"><text:s/></text:span><text:span text:style-name="T32_21">going</text:span><text:span text:style-name="T32_22"><text:s/></text:span><text:span text:style-name="T32_23">to</text:span><text:span text:style-name="T32_24"><text:s/></text:span><text:span text:style-name="T32_25">do</text:span><text:span text:style-name="T32_26"><text:s/></text:span><text:span text:style-name="T32_27">next</text:span><text:span text:style-name="T32_28">?<text:s/></text:span><text:span text:style-name="T32_29">And</text:span><text:span text:style-name="T32_30"><text:s/></text:span><text:span text:style-name="T32_31">if</text:span><text:span text:style-name="T32_32"><text:s/></text:span><text:span text:style-name="T32_33">so</text:span><text:span text:style-name="T32_34">,<text:s/></text:span><text:span text:style-name="T32_35">how</text:span><text:span text:style-name="T32_36"><text:s/></text:span><text:span text:style-name="T32_37">far</text:span><text:span text:style-name="T32_38"><text:s/></text:span><text:span text:style-name="T32_39">ahead</text:span><text:span text:style-name="T32_40">?</text:span></text:p>
            </text:list-item>
            <text:list-item>
              <text:p text:style-name="P33"><text:span text:style-name="T33_1">Does</text:span><text:span text:style-name="T33_2"><text:s/></text:span><text:span text:style-name="T33_3">every</text:span><text:span text:style-name="T33_4"><text:s/></text:span><text:span text:style-name="T33_5">action</text:span><text:span text:style-name="T33_6"><text:s/></text:span><text:span text:style-name="T33_7">take</text:span><text:span text:style-name="T33_8"><text:s/></text:span><text:span text:style-name="T33_9">the</text:span><text:span text:style-name="T33_10"><text:s/></text:span><text:span text:style-name="T33_11">same</text:span><text:span text:style-name="T33_12"><text:s/></text:span><text:span text:style-name="T33_13">amount</text:span><text:span text:style-name="T33_14"><text:s/></text:span><text:span text:style-name="T33_15">of</text:span><text:span text:style-name="T33_16"><text:s/></text:span><text:span text:style-name="T33_17">time</text:span><text:span text:style-name="T33_18"><text:s/></text:span><text:span text:style-name="T33_19">to</text:span><text:span text:style-name="T33_20"><text:s/></text:span><text:span text:style-name="T33_21">execute</text:span><text:span text:style-name="T33_22"><text:s/></text:span><text:span text:style-name="T33_23">or</text:span><text:span text:style-name="T33_24"><text:s/></text:span><text:span text:style-name="T33_25">will</text:span><text:span text:style-name="T33_26"><text:s/></text:span><text:span text:style-name="T33_27">each</text:span><text:span text:style-name="T33_28"><text:s/></text:span><text:span text:style-name="T33_29">action</text:span><text:span text:style-name="T33_30"><text:s/></text:span><text:span text:style-name="T33_31">have</text:span><text:span text:style-name="T33_32"><text:s/></text:span><text:span text:style-name="T33_33">its</text:span><text:span text:style-name="T33_34"><text:s/></text:span><text:span text:style-name="T33_35">own</text:span><text:span text:style-name="T33_36"><text:s/>“</text:span><text:span text:style-name="T33_37">cast</text:span><text:span text:style-name="T33_38"><text:s/></text:span><text:span text:style-name="T33_39">time</text:span><text:span text:style-name="T33_40">”?</text:span></text:p>
            </text:list-item>
            <text:list-item>
              <text:p text:style-name="P34"><text:span text:style-name="T34_1">How</text:span><text:span text:style-name="T34_2"><text:s/></text:span><text:span text:style-name="T34_3">long</text:span><text:span text:style-name="T34_4"><text:s/></text:span><text:span text:style-name="T34_5">does</text:span><text:span text:style-name="T34_6"><text:s/></text:span><text:span text:style-name="T34_7">a</text:span><text:span text:style-name="T34_8"><text:s/></text:span><text:span text:style-name="T34_9">block</text:span><text:span text:style-name="T34_10"><text:s/></text:span><text:span text:style-name="T34_11">last</text:span><text:span text:style-name="T34_12">?</text:span></text:p>
            </text:list-item>
            <text:list-item>
              <text:p text:style-name="P35"><text:span text:style-name="T35_1">What</text:span><text:span text:style-name="T35_2"><text:s/></text:span><text:span text:style-name="T35_3">happens</text:span><text:span text:style-name="T35_4"><text:s/></text:span><text:span text:style-name="T35_5">when</text:span><text:span text:style-name="T35_6"><text:s/></text:span><text:span text:style-name="T35_7">a</text:span><text:span text:style-name="T35_8"><text:s/></text:span><text:span text:style-name="T35_9">player</text:span><text:span text:style-name="T35_10"><text:s/></text:span><text:span text:style-name="T35_11">dies</text:span><text:span text:style-name="T35_12"><text:s/></text:span><text:span text:style-name="T35_13">to</text:span><text:span text:style-name="T35_14"><text:s/></text:span><text:span text:style-name="T35_15">a</text:span><text:span text:style-name="T35_16"><text:s/></text:span><text:span text:style-name="T35_17">monster</text:span><text:span text:style-name="T35_18"><text:s/></text:span><text:span text:style-name="T35_19">mid</text:span><text:span text:style-name="T35_20"><text:s/></text:span><text:span text:style-name="T35_21">combat</text:span><text:span text:style-name="T35_22">?</text:span></text:p>
            </text:list-item>
            <text:list-item>
              <text:p text:style-name="P36"><text:span text:style-name="T36_1">If</text:span><text:span text:style-name="T36_2"><text:s/></text:span><text:span text:style-name="T36_3">there</text:span><text:span text:style-name="T36_4"><text:s/></text:span><text:span text:style-name="T36_5">are</text:span><text:span text:style-name="T36_6"><text:s/></text:span><text:span text:style-name="T36_7">environmental</text:span><text:span text:style-name="T36_8"><text:s/></text:span><text:span text:style-name="T36_9">hazards</text:span><text:span text:style-name="T36_10">,<text:s/></text:span><text:span text:style-name="T36_11">will</text:span><text:span text:style-name="T36_12"><text:s/></text:span><text:span text:style-name="T36_13">they</text:span><text:span text:style-name="T36_14"><text:s/></text:span><text:span text:style-name="T36_15">be</text:span><text:span text:style-name="T36_16"><text:s/></text:span><text:span text:style-name="T36_17">present</text:span><text:span text:style-name="T36_18"><text:s/></text:span><text:span text:style-name="T36_19">during</text:span><text:span text:style-name="T36_20"><text:s/></text:span><text:span text:style-name="T36_21">combat</text:span><text:span text:style-name="T36_22">?</text:span></text:p>
            </text:list-item>
            <text:list-item>
              <text:p text:style-name="P37"><text:span text:style-name="T37_1">Can</text:span><text:span text:style-name="T37_2"><text:s/></text:span><text:span text:style-name="T37_3">players</text:span><text:span text:style-name="T37_4"><text:s/>“</text:span><text:span text:style-name="T37_5">clear</text:span><text:span text:style-name="T37_6">”<text:s/></text:span><text:span text:style-name="T37_7">their</text:span><text:span text:style-name="T37_8"><text:s/></text:span><text:span text:style-name="T37_9">action</text:span><text:span text:style-name="T37_10"><text:s/></text:span><text:span text:style-name="T37_11">queue</text:span><text:span text:style-name="T37_12"><text:s/></text:span><text:span text:style-name="T37_13">or</text:span><text:span text:style-name="T37_14"><text:s/></text:span><text:span text:style-name="T37_15">interrupt</text:span><text:span text:style-name="T37_16"><text:s/></text:span><text:span text:style-name="T37_17">it</text:span><text:span text:style-name="T37_18"><text:s/></text:span><text:span text:style-name="T37_19">by</text:span><text:span text:style-name="T37_20"><text:s/></text:span><text:span text:style-name="T37_21">sending</text:span><text:span text:style-name="T37_22"><text:s/></text:span><text:span text:style-name="T37_23">something</text:span><text:span text:style-name="T37_24"><text:s/></text:span><text:span text:style-name="T37_25">to</text:span><text:span text:style-name="T37_26"><text:s/></text:span><text:span text:style-name="T37_27">the</text:span><text:span text:style-name="T37_28"><text:s/></text:span><text:span text:style-name="T37_29">front</text:span><text:span text:style-name="T37_30">?</text:span></text:p>
            </text:list-item>
            <text:list-item>
              <text:p text:style-name="P38"><text:span text:style-name="T38_1">How</text:span><text:span text:style-name="T38_2"><text:s/></text:span><text:span text:style-name="T38_3">can</text:span><text:span text:style-name="T38_4"><text:s/></text:span><text:span text:style-name="T38_5">we</text:span><text:span text:style-name="T38_6"><text:s/></text:span><text:span text:style-name="T38_7">manage</text:span><text:span text:style-name="T38_8"><text:s/></text:span><text:span text:style-name="T38_9">and</text:span><text:span text:style-name="T38_10"><text:s/></text:span><text:span text:style-name="T38_11">balance</text:span><text:span text:style-name="T38_12"><text:s/></text:span><text:span text:style-name="T38_13">the</text:span><text:span text:style-name="T38_14"><text:s/></text:span><text:span text:style-name="T38_15">three</text:span><text:span text:style-name="T38_16"><text:s/></text:span><text:span text:style-name="T38_17">attack</text:span><text:span text:style-name="T38_18"><text:s/></text:span><text:span text:style-name="T38_19">sections</text:span><text:span text:style-name="T38_20">?</text:span></text:p>
            </text:list-item>
          </text:list>
        </text:list-item>
      </text:list>
      <text:p text:style-name="P39"/>
      <text:p text:style-name="P40"/>
      <text:p text:style-name="P41"><text:span text:style-name="T41_1">Physical</text:span><text:span text:style-name="T41_2"><text:s/></text:span><text:span text:style-name="T41_3">Prototype</text:span><text:span text:style-name="T41_4">:</text:span></text:p>
      <text:list text:style-name="LS2" xml:id="list19">
        <text:list-item>
          <text:p text:style-name="P42"><text:span text:style-name="T42_1">Stopwatches</text:span></text:p>
          <text:list>
            <text:list-item>
              <text:p text:style-name="P43"><text:span text:style-name="T43_1">Emulate</text:span><text:span text:style-name="T43_2"><text:s/></text:span><text:span text:style-name="T43_3">real</text:span><text:span text:style-name="T43_4">-</text:span><text:span text:style-name="T43_5">time</text:span><text:span text:style-name="T43_6"><text:s/></text:span><text:span text:style-name="T43_7">aspect</text:span><text:span text:style-name="T43_8"><text:s/></text:span><text:span text:style-name="T43_9">of</text:span><text:span text:style-name="T43_10"><text:s/></text:span><text:span text:style-name="T43_11">combat</text:span></text:p>
            </text:list-item>
          </text:list>
        </text:list-item>
        <text:list-item>
          <text:p text:style-name="P44"><text:span text:style-name="T44_1">Dice</text:span></text:p>
        </text:list-item>
      </text:list>
      <text:p text:style-name="P45"/>
      <text:h text:style-name="P46" text:outline-level="10"><text:bookmark-start text:name="h.xkmq2vjwaus1"/><text:bookmark-end text:name="h.xkmq2vjwaus1"/><text:span text:style-name="T46_1">Action</text:span><text:span text:style-name="T46_2"><text:s/></text:span><text:span text:style-name="T46_3">List</text:span></text:h>
      <text:p text:style-name="P47"/>
      <text:p text:style-name="P48"><text:span text:style-name="T48_1">Player</text:span><text:span text:style-name="T48_2">:</text:span></text:p>
      <text:list text:style-name="LS3" xml:id="list22">
        <text:list-item>
          <text:p text:style-name="P49"><text:span text:style-name="T49_1">200<text:s/></text:span><text:span text:style-name="T49_2">HP</text:span></text:p>
        </text:list-item>
        <text:list-item>
          <text:p text:style-name="P50"><text:span text:style-name="T50_1">Attacks</text:span></text:p>
          <text:list>
            <text:list-item>
              <text:p text:style-name="P51"><text:span text:style-name="T51_1">High</text:span></text:p>
              <text:list>
                <text:list-item>
                  <text:p text:style-name="P52"><text:span text:style-name="T52_1">Overhead</text:span><text:span text:style-name="T52_2"><text:s/></text:span><text:span text:style-name="T52_3">punch</text:span><text:span text:style-name="T52_4"><text:s/></text:span></text:p>
                  <text:list>
                    <text:list-item>
                      <text:p text:style-name="P53"><text:span text:style-name="T53_1">7<text:s/>+<text:s/>1</text:span><text:span text:style-name="T53_2">d</text:span><text:span text:style-name="T53_3">6<text:s/></text:span><text:span text:style-name="T53_4">damage</text:span></text:p>
                    </text:list-item>
                    <text:list-item>
                      <text:p text:style-name="P54"><text:span text:style-name="T54_1">0<text:s/></text:span><text:span text:style-name="T54_2">cooldown</text:span></text:p>
                    </text:list-item>
                  </text:list>
                </text:list-item>
                <text:list-item>
                  <text:p text:style-name="P55"><text:span text:style-name="T55_1">Throat</text:span><text:span text:style-name="T55_2"><text:s/></text:span><text:span text:style-name="T55_3">stab</text:span></text:p>
                  <text:list>
                    <text:list-item>
                      <text:p text:style-name="P56"><text:span text:style-name="T56_1">15<text:s/>+<text:s/>2</text:span><text:span text:style-name="T56_2">d</text:span><text:span text:style-name="T56_3">6<text:s/></text:span><text:span text:style-name="T56_4">damage</text:span></text:p>
                    </text:list-item>
                    <text:list-item>
                      <text:p text:style-name="P57"><text:span text:style-name="T57_1">15<text:s/></text:span><text:span text:style-name="T57_2">seconds</text:span><text:span text:style-name="T57_3"><text:s/></text:span><text:span text:style-name="T57_4">cooldown</text:span></text:p>
                    </text:list-item>
                    <text:list-item>
                      <text:p text:style-name="P58"><text:span text:style-name="T58_1">10<text:s/>%<text:s/></text:span><text:span text:style-name="T58_2">Chance</text:span><text:span text:style-name="T58_3"><text:s/></text:span><text:span text:style-name="T58_4">to</text:span><text:span text:style-name="T58_5"><text:s/></text:span><text:span text:style-name="T58_6">deal</text:span><text:span text:style-name="T58_7"><text:s/></text:span><text:span text:style-name="T58_8">double</text:span><text:span text:style-name="T58_9"><text:s/></text:span><text:span text:style-name="T58_10">damage</text:span></text:p>
                    </text:list-item>
                  </text:list>
                </text:list-item>
                <text:list-item>
                  <text:p text:style-name="P59"><text:span text:style-name="T59_1">Knee</text:span><text:span text:style-name="T59_2"><text:s/></text:span><text:span text:style-name="T59_3">to</text:span><text:span text:style-name="T59_4"><text:s/></text:span><text:span text:style-name="T59_5">head</text:span></text:p>
                  <text:list>
                    <text:list-item>
                      <text:p text:style-name="P60"><text:span text:style-name="T60_1">12<text:s/>+<text:s/>1</text:span><text:span text:style-name="T60_2">d</text:span><text:span text:style-name="T60_3">6<text:s/></text:span><text:span text:style-name="T60_4">damage</text:span></text:p>
                    </text:list-item>
                    <text:list-item>
                      <text:p text:style-name="P61"><text:span text:style-name="T61_1">10<text:s/></text:span><text:span text:style-name="T61_2">seconds</text:span><text:span text:style-name="T61_3"><text:s/></text:span><text:span text:style-name="T61_4">cooldown</text:span></text:p>
                    </text:list-item>
                    <text:list-item>
                      <text:p text:style-name="P62"><text:span text:style-name="T62_1">15%<text:s/></text:span><text:span text:style-name="T62_2">Chance</text:span><text:span text:style-name="T62_3"><text:s/></text:span><text:span text:style-name="T62_4">to</text:span><text:span text:style-name="T62_5"><text:s/></text:span><text:span text:style-name="T62_6">stun</text:span><text:span text:style-name="T62_7"><text:s/></text:span><text:span text:style-name="T62_8">for</text:span><text:span text:style-name="T62_9"><text:s/>3<text:s/></text:span><text:span text:style-name="T62_10">seconds</text:span></text:p>
                    </text:list-item>
                  </text:list>
                </text:list-item>
              </text:list>
            </text:list-item>
            <text:list-item>
              <text:p text:style-name="P63"><text:span text:style-name="T63_1">Medium</text:span></text:p>
              <text:list>
                <text:list-item>
                  <text:p text:style-name="P64"><text:span text:style-name="T64_1">Middle</text:span><text:span text:style-name="T64_2"><text:s/></text:span><text:span text:style-name="T64_3">roundhouse</text:span></text:p>
                  <text:list>
                    <text:list-item>
                      <text:p text:style-name="P65"><text:span text:style-name="T65_1">7<text:s/>+<text:s/>1</text:span><text:span text:style-name="T65_2">d</text:span><text:span text:style-name="T65_3">6<text:s/></text:span><text:span text:style-name="T65_4">damage</text:span></text:p>
                    </text:list-item>
                    <text:list-item>
                      <text:p text:style-name="P66"><text:span text:style-name="T66_1">0<text:s/></text:span><text:span text:style-name="T66_2">cooldown</text:span></text:p>
                    </text:list-item>
                  </text:list>
                </text:list-item>
                <text:list-item>
                  <text:p text:style-name="P67"><text:span text:style-name="T67_1">Knee</text:span><text:span text:style-name="T67_2"><text:s/></text:span><text:span text:style-name="T67_3">to</text:span><text:span text:style-name="T67_4"><text:s/></text:span><text:span text:style-name="T67_5">ribs</text:span></text:p>
                  <text:list>
                    <text:list-item>
                      <text:p text:style-name="P68"><text:span text:style-name="T68_1">12<text:s/>+<text:s/>1</text:span><text:span text:style-name="T68_2">d</text:span><text:span text:style-name="T68_3">6<text:s/></text:span><text:span text:style-name="T68_4">damage</text:span></text:p>
                    </text:list-item>
                    <text:list-item>
                      <text:p text:style-name="P69"><text:span text:style-name="T69_1">7<text:s/></text:span><text:span text:style-name="T69_2">seconds</text:span><text:span text:style-name="T69_3"><text:s/></text:span><text:span text:style-name="T69_4">cooldown</text:span></text:p>
                    </text:list-item>
                    <text:list-item>
                      <text:p text:style-name="P70"><text:span text:style-name="T70_1">Disables</text:span><text:span text:style-name="T70_2"><text:s/></text:span><text:span text:style-name="T70_3">low</text:span><text:span text:style-name="T70_4"><text:s/></text:span><text:span text:style-name="T70_5">blocking</text:span><text:span text:style-name="T70_6"><text:s/></text:span><text:span text:style-name="T70_7">for</text:span><text:span text:style-name="T70_8"><text:s/></text:span><text:span text:style-name="T70_9">a</text:span><text:span text:style-name="T70_10"><text:s/></text:span><text:span text:style-name="T70_11">while</text:span></text:p>
                    </text:list-item>
                  </text:list>
                </text:list-item>
                <text:list-item>
                  <text:p text:style-name="P71"><text:span text:style-name="T71_1">Boomerang</text:span></text:p>
                  <text:list>
                    <text:list-item>
                      <text:p text:style-name="P72"><text:span text:style-name="T72_1">7<text:s/>+<text:s/>1</text:span><text:span text:style-name="T72_2">d</text:span><text:span text:style-name="T72_3">6<text:s/>(7<text:s/>+<text:s/>1</text:span><text:span text:style-name="T72_4">d</text:span><text:span text:style-name="T72_5">6)<text:s/></text:span><text:span text:style-name="T72_6">damage</text:span></text:p>
                    </text:list-item>
                    <text:list-item>
                      <text:p text:style-name="P73"><text:span text:style-name="T73_1">5<text:s/></text:span><text:span text:style-name="T73_2">seconds</text:span><text:span text:style-name="T73_3"><text:s/></text:span><text:span text:style-name="T73_4">cooldown</text:span></text:p>
                    </text:list-item>
                    <text:list-item>
                      <text:p text:style-name="P74"><text:span text:style-name="T74_1">Throws</text:span><text:span text:style-name="T74_2"><text:s/></text:span><text:span text:style-name="T74_3">out</text:span><text:span text:style-name="T74_4"><text:s/></text:span><text:span text:style-name="T74_5">and</text:span><text:span text:style-name="T74_6"><text:s/></text:span><text:span text:style-name="T74_7">comes</text:span><text:span text:style-name="T74_8"><text:s/></text:span><text:span text:style-name="T74_9">back</text:span><text:span text:style-name="T74_10">,<text:s/></text:span><text:span text:style-name="T74_11">hits</text:span><text:span text:style-name="T74_12"><text:s/></text:span><text:span text:style-name="T74_13">both</text:span><text:span text:style-name="T74_14"><text:s/></text:span><text:span text:style-name="T74_15">times</text:span></text:p>
                    </text:list-item>
                  </text:list>
                </text:list-item>
              </text:list>
            </text:list-item>
            <text:list-item>
              <text:p text:style-name="P75"><text:span text:style-name="T75_1">Low</text:span></text:p>
              <text:list>
                <text:list-item>
                  <text:p text:style-name="P76"><text:span text:style-name="T76_1">Low</text:span><text:span text:style-name="T76_2"><text:s/></text:span><text:span text:style-name="T76_3">kick</text:span></text:p>
                  <text:list>
                    <text:list-item>
                      <text:p text:style-name="P77"><text:span text:style-name="T77_1">7<text:s/>+<text:s/>1</text:span><text:span text:style-name="T77_2">d</text:span><text:span text:style-name="T77_3">6<text:s/></text:span><text:span text:style-name="T77_4">damage</text:span></text:p>
                    </text:list-item>
                    <text:list-item>
                      <text:p text:style-name="P78"><text:span text:style-name="T78_1">0<text:s/></text:span><text:span text:style-name="T78_2">cooldown</text:span></text:p>
                    </text:list-item>
                  </text:list>
                </text:list-item>
                <text:list-item>
                  <text:p text:style-name="P79"><text:span text:style-name="T79_1">Poison</text:span><text:span text:style-name="T79_2"><text:s/></text:span><text:span text:style-name="T79_3">bomb</text:span></text:p>
                  <text:list>
                    <text:list-item>
                      <text:p text:style-name="P80"><text:span text:style-name="T80_1">7<text:s/>+<text:s/>1</text:span><text:span text:style-name="T80_2">d</text:span><text:span text:style-name="T80_3">6<text:s/></text:span><text:span text:style-name="T80_4">damage</text:span><text:span text:style-name="T80_5">,<text:s/>2<text:s/>+<text:s/>1</text:span><text:span text:style-name="T80_6">d</text:span><text:span text:style-name="T80_7">6<text:s/></text:span><text:span text:style-name="T80_8">damage</text:span><text:span text:style-name="T80_9"><text:s/></text:span><text:span text:style-name="T80_10">per</text:span><text:span text:style-name="T80_11"><text:s/></text:span><text:span text:style-name="T80_12">second</text:span><text:span text:style-name="T80_13"><text:s/></text:span><text:span text:style-name="T80_14">for</text:span><text:span text:style-name="T80_15"><text:s/>3<text:s/></text:span><text:span text:style-name="T80_16">seconds</text:span></text:p>
                    </text:list-item>
                    <text:list-item>
                      <text:p text:style-name="P81"><text:span text:style-name="T81_1">7<text:s/></text:span><text:span text:style-name="T81_2">seconds</text:span><text:span text:style-name="T81_3"><text:s/></text:span><text:span text:style-name="T81_4">cooldown</text:span></text:p>
                    </text:list-item>
                    <text:list-item>
                      <text:p text:style-name="P82"><text:span text:style-name="T82_1">Poisons</text:span><text:span text:style-name="T82_2"><text:s/></text:span><text:span text:style-name="T82_3">floor</text:span><text:span text:style-name="T82_4"><text:s/></text:span><text:span text:style-name="T82_5">for</text:span><text:span text:style-name="T82_6"><text:s/></text:span><text:span text:style-name="T82_7">continuous</text:span><text:span text:style-name="T82_8"><text:s/></text:span><text:span text:style-name="T82_9">damage</text:span></text:p>
                    </text:list-item>
                  </text:list>
                </text:list-item>
                <text:list-item>
                  <text:p text:style-name="P83"><text:span text:style-name="T83_1">Trip</text:span></text:p>
                  <text:list>
                    <text:list-item>
                      <text:p text:style-name="P84"><text:span text:style-name="T84_1">1</text:span><text:span text:style-name="T84_2">d</text:span><text:span text:style-name="T84_3">6<text:s/></text:span><text:span text:style-name="T84_4">damage</text:span></text:p>
                    </text:list-item>
                    <text:list-item>
                      <text:p text:style-name="P85"><text:span text:style-name="T85_1">10<text:s/></text:span><text:span text:style-name="T85_2">seconds</text:span><text:span text:style-name="T85_3"><text:s/></text:span><text:span text:style-name="T85_4">cooldown</text:span></text:p>
                    </text:list-item>
                    <text:list-item>
                      <text:p text:style-name="P86"><text:span text:style-name="T86_1">Knocks</text:span><text:span text:style-name="T86_2"><text:s/></text:span><text:span text:style-name="T86_3">down</text:span><text:span text:style-name="T86_4"><text:s/></text:span><text:span text:style-name="T86_5">for</text:span><text:span text:style-name="T86_6"><text:s/></text:span><text:span text:style-name="T86_7">a</text:span><text:span text:style-name="T86_8"><text:s/></text:span><text:span text:style-name="T86_9">while</text:span><text:span text:style-name="T86_10">,<text:s/></text:span><text:span text:style-name="T86_11">immune</text:span><text:span text:style-name="T86_12"><text:s/></text:span><text:span text:style-name="T86_13">to</text:span><text:span text:style-name="T86_14"><text:s/></text:span><text:span text:style-name="T86_15">high</text:span><text:span text:style-name="T86_16"><text:s/></text:span><text:span text:style-name="T86_17">and</text:span><text:span text:style-name="T86_18"><text:s/></text:span><text:span text:style-name="T86_19">medium</text:span><text:span text:style-name="T86_20"><text:s/></text:span><text:span text:style-name="T86_21">attack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<text:span text:style-name="T87_1">Blocks</text:span><text:span text:style-name="T87_2">/</text:span><text:span text:style-name="T87_3">Dodges</text:span></text:p>
          <text:list>
            <text:list-item>
              <text:p text:style-name="P88"><text:span text:style-name="T88_1">High</text:span></text:p>
            </text:list-item>
            <text:list-item>
              <text:p text:style-name="P89"><text:span text:style-name="T89_1">Medium</text:span></text:p>
            </text:list-item>
            <text:list-item>
              <text:p text:style-name="P90"><text:span text:style-name="T90_1">Low</text:span></text:p>
            </text:list-item>
          </text:list>
        </text:list-item>
      </text:list>
      <text:p text:style-name="P91"/>
      <text:p text:style-name="P92"/>
      <text:p text:style-name="P93"><text:span text:style-name="T93_1">Enemy</text:span><text:span text:style-name="T93_2">:</text:span></text:p>
      <text:list text:style-name="LS3" xml:id="list64">
        <text:list-item>
          <text:p text:style-name="P94"><text:span text:style-name="T94_1">500<text:s/></text:span><text:span text:style-name="T94_2">HP</text:span></text:p>
        </text:list-item>
        <text:list-item>
          <text:p text:style-name="P95"><text:span text:style-name="T95_1">Attacks</text:span></text:p>
          <text:list>
            <text:list-item>
              <text:p text:style-name="P96"><text:span text:style-name="T96_1">High</text:span></text:p>
              <text:list>
                <text:list-item>
                  <text:p text:style-name="P97"><text:span text:style-name="T97_1">Overhead</text:span><text:span text:style-name="T97_2"><text:s/></text:span><text:span text:style-name="T97_3">punch</text:span><text:span text:style-name="T97_4"><text:s/></text:span></text:p>
                  <text:list>
                    <text:list-item>
                      <text:p text:style-name="P98"><text:span text:style-name="T98_1">7<text:s/>+<text:s/>1</text:span><text:span text:style-name="T98_2">d</text:span><text:span text:style-name="T98_3">6<text:s/></text:span><text:span text:style-name="T98_4">damage</text:span></text:p>
                    </text:list-item>
                    <text:list-item>
                      <text:p text:style-name="P99"><text:span text:style-name="T99_1">0<text:s/></text:span><text:span text:style-name="T99_2">cooldown</text:span></text:p>
                    </text:list-item>
                  </text:list>
                </text:list-item>
              </text:list>
            </text:list-item>
            <text:list-item>
              <text:p text:style-name="P100"><text:span text:style-name="T100_1">Medium</text:span></text:p>
              <text:list>
                <text:list-item>
                  <text:p text:style-name="P101"><text:span text:style-name="T101_1">Overhead</text:span><text:span text:style-name="T101_2"><text:s/></text:span><text:span text:style-name="T101_3">punch</text:span><text:span text:style-name="T101_4"><text:s/></text:span></text:p>
                  <text:list>
                    <text:list-item>
                      <text:p text:style-name="P102"><text:span text:style-name="T102_1">7<text:s/>+<text:s/>1</text:span><text:span text:style-name="T102_2">d</text:span><text:span text:style-name="T102_3">6<text:s/></text:span><text:span text:style-name="T102_4">damage</text:span></text:p>
                    </text:list-item>
                    <text:list-item>
                      <text:p text:style-name="P103"><text:span text:style-name="T103_1">0<text:s/></text:span><text:span text:style-name="T103_2">cooldown</text:span></text:p>
                    </text:list-item>
                  </text:list>
                </text:list-item>
                <text:list-item>
                  <text:p text:style-name="P104"><text:span text:style-name="T104_1">Belly</text:span><text:span text:style-name="T104_2"><text:s/></text:span><text:span text:style-name="T104_3">Flop</text:span></text:p>
                  <text:list>
                    <text:list-item>
                      <text:p text:style-name="P105"><text:span text:style-name="T105_1">10<text:s/>+<text:s/>2</text:span><text:span text:style-name="T105_2">d</text:span><text:span text:style-name="T105_3">6<text:s/></text:span><text:span text:style-name="T105_4">damage</text:span></text:p>
                    </text:list-item>
                    <text:list-item>
                      <text:p text:style-name="P106"><text:span text:style-name="T106_1">5<text:s/></text:span><text:span text:style-name="T106_2">seconds</text:span><text:span text:style-name="T106_3"><text:s/></text:span><text:span text:style-name="T106_4">cooldown</text:span></text:p>
                    </text:list-item>
                  </text:list>
                </text:list-item>
              </text:list>
            </text:list-item>
            <text:list-item>
              <text:p text:style-name="P107"><text:span text:style-name="T107_1">Low</text:span></text:p>
              <text:list>
                <text:list-item>
                  <text:p text:style-name="P108"><text:span text:style-name="T108_1">Overhead</text:span><text:span text:style-name="T108_2"><text:s/></text:span><text:span text:style-name="T108_3">punch</text:span><text:span text:style-name="T108_4"><text:s/></text:span></text:p>
                  <text:list>
                    <text:list-item>
                      <text:p text:style-name="P109"><text:span text:style-name="T109_1">7<text:s/>+<text:s/>1</text:span><text:span text:style-name="T109_2">d</text:span><text:span text:style-name="T109_3">6<text:s/></text:span><text:span text:style-name="T109_4">damage</text:span></text:p>
                    </text:list-item>
                    <text:list-item>
                      <text:p text:style-name="P110"><text:span text:style-name="T110_1">0<text:s/></text:span><text:span text:style-name="T110_2">cooldow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span text:style-name="T111_1">Blocks</text:span></text:p>
          <text:list>
            <text:list-item>
              <text:p text:style-name="P112"><text:span text:style-name="T112_1">High</text:span></text:p>
            </text:list-item>
            <text:list-item>
              <text:p text:style-name="P113"><text:span text:style-name="T113_1">Medium</text:span></text:p>
            </text:list-item>
            <text:list-item>
              <text:p text:style-name="P114"><text:span text:style-name="T114_1">Low</text:span></text:p>
            </text:list-item>
          </text:list>
        </text:list-item>
      </text:list>
      <text:p text:style-name="P115"/>
      <text:h text:style-name="P116" text:outline-level="10"><text:bookmark-start text:name="h.io149f30s8jd"/><text:bookmark-end text:name="h.io149f30s8jd"/><text:span text:style-name="T116_1">Character</text:span><text:span text:style-name="T116_2"><text:s/></text:span><text:span text:style-name="T116_3">Sheet</text:span><text:span text:style-name="T116_4">:</text:span></text:h>
      <text:p text:style-name="P117"/>
      <text:p text:style-name="P118"><text:span text:style-name="T118_1">Basic</text:span><text:span text:style-name="T118_2"><text:s/></text:span><text:span text:style-name="T118_3">Stats</text:span></text:p>
      <text:list text:style-name="LS4" xml:id="list85">
        <text:list-item>
          <text:p text:style-name="P119"><text:span text:style-name="T119_1">Health</text:span></text:p>
        </text:list-item>
        <text:list-item>
          <text:p text:style-name="P120"><text:span text:style-name="T120_1">Attack</text:span></text:p>
        </text:list-item>
        <text:list-item>
          <text:p text:style-name="P121"><text:span text:style-name="T121_1">Defense</text:span><text:span text:style-name="T121_2">?</text:span></text:p>
        </text:list-item>
        <text:list-item>
          <text:p text:style-name="P122"><text:span text:style-name="T122_1">Speed</text:span></text:p>
        </text:list-item>
      </text:list>
      <text:p text:style-name="P123"/>
      <text:p text:style-name="P124"><text:span text:style-name="T124_1">Skills</text:span></text:p>
      <text:p text:style-name="P1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